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cd54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cd547"/>
    </style:style>
    <style:style style:name="P3" style:family="paragraph" style:parent-style-name="Standard">
      <style:paragraph-properties fo:text-align="start" style:justify-single-word="false"/>
      <style:text-properties officeooo:paragraph-rsid="001cd547"/>
    </style:style>
    <style:style style:name="P4" style:family="paragraph" style:parent-style-name="Standard">
      <style:paragraph-properties fo:text-align="start" style:justify-single-word="false"/>
      <style:text-properties officeooo:rsid="001df3a9" officeooo:paragraph-rsid="001df3a9"/>
    </style:style>
    <style:style style:name="P5" style:family="paragraph" style:parent-style-name="Standard">
      <style:paragraph-properties fo:text-align="start" style:justify-single-word="false"/>
      <style:text-properties officeooo:paragraph-rsid="001df3a9"/>
    </style:style>
    <style:style style:name="P6" style:family="paragraph" style:parent-style-name="Standard">
      <style:paragraph-properties fo:text-align="start" style:justify-single-word="false"/>
      <style:text-properties officeooo:rsid="001e21c8" officeooo:paragraph-rsid="001e21c8"/>
    </style:style>
    <style:style style:name="P7" style:family="paragraph" style:parent-style-name="Standard">
      <style:paragraph-properties fo:text-align="start" style:justify-single-word="false"/>
      <style:text-properties officeooo:paragraph-rsid="0023e34c"/>
    </style:style>
    <style:style style:name="P8" style:family="paragraph" style:parent-style-name="Standard">
      <style:paragraph-properties fo:text-align="start" style:justify-single-word="false"/>
      <style:text-properties officeooo:rsid="00225ec8" officeooo:paragraph-rsid="00225ec8"/>
    </style:style>
    <style:style style:name="P9" style:family="paragraph" style:parent-style-name="Standard">
      <style:paragraph-properties fo:text-align="start" style:justify-single-word="false"/>
      <style:text-properties fo:font-style="italic" officeooo:rsid="001e21c8" officeooo:paragraph-rsid="001e21c8" style:font-style-asian="italic" style:font-style-complex="italic"/>
    </style:style>
    <style:style style:name="T1" style:family="text">
      <style:text-properties fo:font-weight="bold" officeooo:rsid="001cd547" style:font-weight-asian="bold" style:font-weight-complex="bold"/>
    </style:style>
    <style:style style:name="T2" style:family="text">
      <style:text-properties officeooo:rsid="001cd547"/>
    </style:style>
    <style:style style:name="T3" style:family="text">
      <style:text-properties style:text-underline-style="solid" style:text-underline-width="auto" style:text-underline-color="font-color" officeooo:rsid="001cd5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1096a"/>
    </style:style>
    <style:style style:name="T7" style:family="text">
      <style:text-properties fo:font-weight="bold" officeooo:rsid="001df3a9" style:font-weight-asian="bold" style:font-weight-complex="bold"/>
    </style:style>
    <style:style style:name="T8" style:family="text">
      <style:text-properties officeooo:rsid="001df3a9"/>
    </style:style>
    <style:style style:name="T9" style:family="text">
      <style:text-properties style:text-underline-style="solid" style:text-underline-width="auto" style:text-underline-color="font-color" officeooo:rsid="001df3a9"/>
    </style:style>
    <style:style style:name="T10" style:family="text">
      <style:text-properties fo:font-style="italic" officeooo:rsid="001df3a9" style:font-style-asian="italic" style:font-style-complex="italic"/>
    </style:style>
    <style:style style:name="T11" style:family="text">
      <style:text-properties fo:font-style="italic" officeooo:rsid="002011cb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officeooo:rsid="0021096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officeooo:rsid="001e21c8" style:font-weight-asian="bold" style:font-weight-complex="bold"/>
    </style:style>
    <style:style style:name="T15" style:family="text">
      <style:text-properties officeooo:rsid="001e21c8"/>
    </style:style>
    <style:style style:name="T16" style:family="text">
      <style:text-properties style:text-underline-style="solid" style:text-underline-width="auto" style:text-underline-color="font-color" officeooo:rsid="001e21c8"/>
    </style:style>
    <style:style style:name="T17" style:family="text">
      <style:text-properties officeooo:rsid="001fc48d"/>
    </style:style>
    <style:style style:name="T18" style:family="text">
      <style:text-properties fo:font-weight="bold" officeooo:rsid="0023e34c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3e34c"/>
    </style:style>
    <style:style style:name="T20" style:family="text">
      <style:text-properties fo:font-style="italic" officeooo:rsid="0023e34c" style:font-style-asian="italic" style:font-style-complex="italic"/>
    </style:style>
    <style:style style:name="T21" style:family="text">
      <style:text-properties fo:font-weight="bold" officeooo:rsid="001eea7d" style:font-weight-asian="bold" style:font-weight-complex="bold"/>
    </style:style>
    <style:style style:name="T22" style:family="text">
      <style:text-properties officeooo:rsid="001eea7d"/>
    </style:style>
    <style:style style:name="T23" style:family="text">
      <style:text-properties fo:font-style="italic" style:text-underline-style="solid" style:text-underline-width="auto" style:text-underline-color="font-color" officeooo:rsid="001eea7d" style:font-style-asian="italic" style:font-style-complex="italic"/>
    </style:style>
    <style:style style:name="T24" style:family="text">
      <style:text-properties style:text-underline-style="solid" style:text-underline-width="auto" style:text-underline-color="font-color" officeooo:rsid="001eea7d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Logique de Données</text:p>
      <text:p text:style-name="P2"/>
      <text:p text:style-name="P3"/>
      <text:p text:style-name="P3"><text:span text:style-name="T1">Users</text:span><text:span text:style-name="T2">(</text:span><text:span text:style-name="T3">idUser</text:span><text:span text:style-name="T2">, lastNameUser, firstNameUser, dateOfBirth, streetNumberUser, streetUser, cityUser, postaCodeUser, adressComplementUser, emailUser, passwordUser, phoneNumberUser, registrationDateUser)</text:span></text:p>
      <text:p text:style-name="P3"/>
      <text:p text:style-name="P4"><text:span text:style-name="T4">Roles</text:span>(<text:span text:style-name="T5">idRole</text:span>, n<text:span text:style-name="T6">ame</text:span>Role, descriptionRole)</text:p>
      <text:p text:style-name="P4"/>
      <text:p text:style-name="P5"><text:span text:style-name="T7">Notices</text:span><text:span text:style-name="T8">(</text:span><text:span text:style-name="T9">idNotice</text:span><text:span text:style-name="T8">, note, comments, dateNotice, </text:span><text:span text:style-name="T10">#userId</text:span><text:span text:style-name="T8">)</text:span></text:p>
      <text:p text:style-name="P5"/>
      <text:p text:style-name="P5"><text:span text:style-name="T7">Accommodations</text:span><text:span text:style-name="T8">(</text:span><text:span text:style-name="T9">idAccommodation</text:span><text:span text:style-name="T8">, typeAccommodation, descriptionAccommodation, abilityAccommodation, surfaceAccommodation, equipmentAccommodation, availableAccommodation, basePriceAccommodation)</text:span></text:p>
      <text:p text:style-name="P4"/>
      <text:p text:style-name="P5"><text:span text:style-name="T7">Reservations</text:span><text:span text:style-name="T8">(</text:span><text:span text:style-name="T9">idReservation</text:span><text:span text:style-name="T8">, dateOfReservation, arrivalDateReservation, departureDateReservation, numberOfAdults, numberOfChildrens, priceHtReservation, tvaReservation, priceTotal, </text:span><text:span text:style-name="T11">#userId</text:span><text:span text:style-name="T8">)</text:span></text:p>
      <text:p text:style-name="P4"/>
      <text:p text:style-name="P4"><text:span text:style-name="T4">Prices</text:span>(<text:span text:style-name="T5">id</text:span><text:span text:style-name="T12">Price</text:span>, startDateOfSaison, endDateOfSaison, priceNight, priceAdditionalAdult, priceAdditionalChildren, <text:span text:style-name="T13">#couponId, #accommodationId</text:span>)</text:p>
      <text:p text:style-name="P4"><text:s text:c="61"/></text:p>
      <text:p text:style-name="P4"><text:span text:style-name="T14">Coupons</text:span><text:span text:style-name="T15">(</text:span><text:span text:style-name="T16">idCoupon</text:span><text:span text:style-name="T15">, codeCoupon, valueReduction, expiryDate)</text:span> <text:s text:c="3"/></text:p>
      <text:p text:style-name="P4"/>
      <text:p text:style-name="P6"><text:span text:style-name="T4">Payments</text:span>(<text:span text:style-name="T5">idPayment</text:span>, datePayment, amount, paymentMethod, referenceTransaction, paymentStatus,<text:span text:style-name="T13"> #reservationId</text:span>)</text:p>
      <text:p text:style-name="P6"/>
      <text:p text:style-name="P6"><text:span text:style-name="T4">Medias</text:span>(<text:span text:style-name="T5">idMedia</text:span>, titreMedia, urlFile, typeMedia, downloadDate, <text:span text:style-name="T13">#accommodationId</text:span>) <text:s text:c="26"/></text:p>
      <text:p text:style-name="P6"/>
      <text:p text:style-name="P6"><text:span text:style-name="T4">Options</text:span>(<text:span text:style-name="T5">idOption</text:span>, nameOption, descriptionOption, unitPrice, durationType, <text:span text:style-name="T17">quantityOption</text:span>)</text:p>
      <text:p text:style-name="P6"/>
      <text:p text:style-name="P7"><text:span text:style-name="T18">Employees</text:span><text:span text:style-name="T2">(</text:span><text:span text:style-name="T3">id</text:span><text:span text:style-name="T19">Employee</text:span><text:span text:style-name="T2">, lastName, firstName, dateOfBirth, streetNumber, street, city, postaCode, adressComplement, email, password, phoneNumber, registrationDate, </text:span><text:span text:style-name="T20">#roleId</text:span><text:span text:style-name="T2">)</text:span></text:p>
      <text:p text:style-name="P6"><text:s text:c="36"/></text:p>
      <text:p text:style-name="P6"><text:span text:style-name="T21">Accommodations/Options</text:span><text:span text:style-name="T22">(</text:span><text:span text:style-name="T23">#accomodationId</text:span><text:span text:style-name="T24">, </text:span><text:span text:style-name="T23">#optionId</text:span><text:span text:style-name="T22">)</text:span></text:p>
      <text:p text:style-name="P6"/>
      <text:p text:style-name="P8"><text:span text:style-name="T4">Reservations/Options</text:span>(quantity, pricePaid, <text:span text:style-name="T25">#reservationId</text:span><text:span text:style-name="T5">, </text:span><text:span text:style-name="T25">#optionId</text:span>)</text:p>
      <text:p text:style-name="P6"><text:s text:c="3"/></text:p>
      <text:p text:style-name="P6"><text:s/><text:span text:style-name="T5">SOULIGNÉ =&gt; PRIMARY KEY</text:span></text:p>
      <text:p text:style-name="P9">#ITALIQUE =&gt; FOREIGN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1:32:46.610593200</meta:creation-date>
    <dc:date>2025-11-28T17:03:08.768734000</dc:date>
    <meta:editing-duration>PT2H22M22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9" meta:word-count="102" meta:character-count="1633" meta:non-whitespace-character-count="1415"/>
  </office:meta>
</office:document-meta>
</file>